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44C8000034A8AC5B33D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R10" svg:font-family="CMR10"/>
    <style:font-face style:name="Mangal1" svg:font-family="Mangal"/>
    <style:font-face style:name="NimbusRomNo9L-Medi" svg:font-family="NimbusRomNo9L-Medi"/>
    <style:font-face style:name="NimbusRomNo9L-Regu" svg:font-family="NimbusRomNo9L-Regu"/>
    <style:font-face style:name="NimbusRomNo9L-ReguItal" svg:font-family="NimbusRomNo9L-ReguItal"/>
    <style:font-face style:name="t1xtt" svg:font-family="t1xtt"/>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6cm" style:rel-column-width="16424*"/>
    </style:style>
    <style:style style:name="Tabelle1.B" style:family="table-column">
      <style:table-column-properties style:column-width="8.495cm" style:rel-column-width="32747*"/>
    </style:style>
    <style:style style:name="Tabelle1.C" style:family="table-column">
      <style:table-column-properties style:column-width="4.246cm" style:rel-column-width="16364*"/>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style:font-name="NimbusRomNo9L-Regu" fo:font-size="11pt" style:font-name-asian="NimbusRomNo9L-Regu" style:font-size-asian="11pt" style:font-name-complex="NimbusRomNo9L-Regu" style:font-size-complex="11pt"/>
    </style:style>
    <style:style style:name="P2" style:family="paragraph" style:parent-style-name="Standard">
      <style:paragraph-properties style:text-autospace="none"/>
      <style:text-properties style:font-name="NimbusRomNo9L-Regu" fo:font-size="11pt" style:font-name-asian="NimbusRomNo9L-Regu" style:font-size-asian="11pt" style:font-name-complex="NimbusRomNo9L-Regu" style:font-size-complex="11pt"/>
    </style:style>
    <style:style style:name="P3" style:family="paragraph" style:parent-style-name="Standard">
      <style:paragraph-properties style:text-autospace="none"/>
      <style:text-properties style:font-name="NimbusRomNo9L-Regu" fo:font-size="11pt" fo:font-weight="normal" style:font-name-asian="NimbusRomNo9L-Regu" style:font-size-asian="11pt" style:font-weight-asian="normal" style:font-name-complex="NimbusRomNo9L-Regu" style:font-size-complex="11pt" style:font-weight-complex="normal"/>
    </style:style>
    <style:style style:name="P4" style:family="paragraph" style:parent-style-name="Standard">
      <style:text-properties style:font-name="Times New Roman" fo:font-size="10pt" style:font-size-asian="10pt" style:font-size-complex="10pt"/>
    </style:style>
    <style:style style:name="P5" style:family="paragraph" style:parent-style-name="Standard" style:list-style-name="L1">
      <style:text-properties style:font-name="Times New Roman" fo:font-size="10pt" style:font-name-asian="NimbusRomNo9L-Regu" style:font-size-asian="10pt" style:font-name-complex="NimbusRomNo9L-Regu" style:font-size-complex="10pt"/>
    </style:style>
    <style:style style:name="P6" style:family="paragraph" style:parent-style-name="Standard">
      <style:paragraph-properties style:text-autospace="none"/>
      <style:text-properties style:font-name="Times New Roman" fo:font-size="10pt" style:font-name-asian="NimbusRomNo9L-Regu" style:font-size-asian="10pt" style:font-name-complex="NimbusRomNo9L-Regu" style:font-size-complex="10pt"/>
    </style:style>
    <style:style style:name="P7" style:family="paragraph" style:parent-style-name="Standard">
      <style:paragraph-properties fo:text-align="start" style:justify-single-word="false" style:text-autospace="none"/>
      <style:text-properties style:font-name="Times New Roman" fo:font-size="10pt" style:font-name-asian="NimbusRomNo9L-Regu" style:font-size-asian="10pt" style:font-name-complex="NimbusRomNo9L-Regu" style:font-size-complex="10pt"/>
    </style:style>
    <style:style style:name="P8" style:family="paragraph" style:parent-style-name="Standard">
      <style:paragraph-properties style:text-autospace="none"/>
      <style:text-properties style:font-name="Times New Roman" fo:font-size="10pt" fo:font-weight="bold" style:font-name-asian="NimbusRomNo9L-Regu" style:font-size-asian="10pt" style:font-weight-asian="bold" style:font-name-complex="NimbusRomNo9L-Regu" style:font-size-complex="10pt" style:font-weight-complex="bold"/>
    </style:style>
    <style:style style:name="P9" style:family="paragraph" style:parent-style-name="Standard">
      <style:paragraph-properties fo:text-align="start" style:justify-single-word="false" style:text-autospace="none"/>
      <style:text-properties style:font-name="Times New Roman" fo:font-size="10pt" style:font-name-asian="t1xtt" style:font-size-asian="10pt" style:font-name-complex="t1xtt" style:font-size-complex="10pt"/>
    </style:style>
    <style:style style:name="P10" style:family="paragraph" style:parent-style-name="Standard">
      <style:paragraph-properties fo:text-align="start" style:justify-single-word="false" style:text-autospace="none"/>
      <style:text-properties style:font-name="NimbusRomNo9L-Medi" fo:font-size="14.5pt" style:font-name-asian="NimbusRomNo9L-Medi" style:font-size-asian="14.5pt" style:font-name-complex="NimbusRomNo9L-Medi" style:font-size-complex="14.5pt"/>
    </style:style>
    <style:style style:name="P11" style:family="paragraph" style:parent-style-name="Standard">
      <style:paragraph-properties fo:text-align="start" style:justify-single-word="false" style:text-autospace="none"/>
      <style:text-properties style:font-name="NimbusRomNo9L-Medi" fo:font-size="20.5pt" style:font-name-asian="NimbusRomNo9L-Medi" style:font-size-asian="20.5pt" style:font-name-complex="NimbusRomNo9L-Medi" style:font-size-complex="20.5pt"/>
    </style:style>
    <style:style style:name="P12" style:family="paragraph" style:parent-style-name="Standard">
      <style:text-properties style:font-name="Times New Roman" fo:font-size="10pt" style:font-size-asian="10pt" style:font-size-complex="10pt"/>
    </style:style>
    <style:style style:name="T1" style:family="text">
      <style:text-properties fo:font-size="11pt" style:font-size-asian="11pt" style:font-size-complex="11pt"/>
    </style:style>
    <style:style style:name="T2" style:family="text">
      <style:text-properties fo:font-size="11pt" fo:font-weight="normal" style:font-size-asian="11pt" style:font-weight-asian="normal" style:font-size-complex="11pt" style:font-weight-complex="normal"/>
    </style:style>
    <style:style style:name="T3" style:family="text">
      <style:text-properties fo:font-size="11pt" fo:font-weight="normal" style:font-name-asian="t1xtt" style:font-size-asian="11pt" style:font-weight-asian="normal" style:font-name-complex="t1xtt" style:font-size-complex="11pt" style:font-weight-complex="normal"/>
    </style:style>
    <style:style style:name="T4" style:family="text">
      <style:text-properties fo:font-size="11pt" style:font-name-asian="t1xtt" style:font-size-asian="11pt" style:font-name-complex="t1xtt" style:font-size-complex="11pt"/>
    </style:style>
    <style:style style:name="T5" style:family="text">
      <style:text-properties fo:font-size="11pt" style:font-name-asian="NimbusRomNo9L-ReguItal" style:font-size-asian="11pt" style:font-name-complex="NimbusRomNo9L-ReguItal" style:font-size-complex="11pt"/>
    </style:style>
    <style:style style:name="T6" style:family="text">
      <style:text-properties style:font-name="t1xtt" fo:font-size="11pt" style:font-name-asian="t1xtt" style:font-size-asian="11pt" style:font-name-complex="t1xtt" style:font-size-complex="11pt"/>
    </style:style>
    <style:style style:name="T7" style:family="text">
      <style:text-properties style:font-name="t1xtt" fo:font-size="11pt" fo:font-weight="normal" style:font-name-asian="t1xtt" style:font-size-asian="11pt" style:font-weight-asian="normal" style:font-name-complex="t1xtt" style:font-size-complex="11pt" style:font-weight-complex="normal"/>
    </style:style>
    <style:style style:name="T8" style:family="text">
      <style:text-properties style:font-name="t1xtt" style:font-name-asian="t1xtt" style:font-name-complex="t1xtt"/>
    </style:style>
    <style:style style:name="T9" style:family="text">
      <style:text-properties style:font-name="NimbusRomNo9L-ReguItal" fo:font-size="11pt" style:font-name-asian="NimbusRomNo9L-ReguItal" style:font-size-asian="11pt" style:font-name-complex="NimbusRomNo9L-ReguItal" style:font-size-complex="11pt"/>
    </style:style>
    <style:style style:name="T10" style:family="text">
      <style:text-properties style:font-name-asian="t1xtt" style:font-name-complex="t1xtt"/>
    </style:style>
    <style:style style:name="T11" style:family="text">
      <style:text-properties fo:font-weight="normal" style:font-weight-asian="normal" style:font-weight-complex="normal"/>
    </style:style>
    <style:style style:name="T12" style:family="text">
      <style:text-properties fo:font-weight="normal" style:font-name-asian="t1xtt" style:font-weight-asian="normal" style:font-name-complex="t1xtt" style:font-weight-complex="normal"/>
    </style:style>
    <style:style style:name="T13" style:family="text">
      <style:text-properties style:font-name-asian="NimbusRomNo9L-ReguItal" style:font-name-complex="NimbusRomNo9L-ReguItal"/>
    </style:style>
    <style:style style:name="T14" style:family="text">
      <style:text-properties fo:font-weight="bold" style:font-weight-asian="bold" style:font-weight-complex="bold"/>
    </style:style>
    <style:style style:name="T15" style:family="text">
      <style:text-properties fo:font-weight="bold" style:font-name-asian="t1xtt" style:font-weight-asian="bold" style:font-name-complex="t1xt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elle1" table:style-name="Tabelle1">
        <table:table-column table:style-name="Tabelle1.A"/>
        <table:table-column table:style-name="Tabelle1.B"/>
        <table:table-column table:style-name="Tabelle1.C"/>
        <table:table-row>
          <table:table-cell table:style-name="Tabelle1.A1" office:value-type="string">
            <text:p text:style-name="P4">Technikerschule Erlangen</text:p>
          </table:table-cell>
          <table:table-cell table:style-name="Tabelle1.A1" office:value-type="string">
            <text:p text:style-name="P4">Thema: <text:s/>Javascript Einführung</text:p>
          </table:table-cell>
          <table:table-cell table:style-name="Tabelle1.C1" office:value-type="string">
            <text:p text:style-name="P4">Datum:</text:p>
          </table:table-cell>
        </table:table-row>
        <table:table-row>
          <table:table-cell table:style-name="Tabelle1.A2" office:value-type="string">
            <text:p text:style-name="P4">Internet Technologie</text:p>
          </table:table-cell>
          <table:table-cell table:style-name="Tabelle1.A2" office:value-type="string">
            <text:p text:style-name="P4">Uebung/01_Einführung</text:p>
          </table:table-cell>
          <table:table-cell table:style-name="Tabelle1.C2" office:value-type="string">
            <text:p text:style-name="P4">Schuljahr 2015/16</text:p>
          </table:table-cell>
        </table:table-row>
      </table:table>
      <text:p text:style-name="Standard"/>
      <text:p text:style-name="P4">1. Aufgabe</text:p>
      <text:list xml:id="list63770041185883482" text:style-name="L1">
        <text:list-item>
          <text:p text:style-name="P5"><text:span text:style-name="T11">Erstellen Sie ein JavaScript, das über ein </text:span><text:span text:style-name="T12">prompt</text:span><text:span text:style-name="T11">-Fenster einen </text:span>Vornamen einliest.</text:p>
          <text:p text:style-name="P5">Der eingegebene Vorname soll im Anschluss mit dem Gruß „Guten Morgen“ <text:span text:style-name="T10"><text:s/></text:span>auf der Web-Seite erscheinen.</text:p>
          <text:p text:style-name="P5"/>
        </text:list-item>
        <text:list-item>
          <text:p text:style-name="P5">Berechnen Sie zusätzlich die Länge der gesamten Textkette, und geben Sie diese in der Statuszeile des Browserfensters aus (Tipp: window.status)</text:p>
          <text:p text:style-name="P5"/>
        </text:list-item>
        <text:list-item>
          <text:p text:style-name="P5">Geben Sie eine zusätzlich Meldung auf der Web-Seite mit dem Inhalt <text:span text:style-name="T10">Deine persönlichen Glückszahlen für heute: </text:span>und <text:span text:style-name="T13">sechs </text:span>zufällig ermittelten Zahlen im Bereich zwischen 1 und 49 aus.</text:p>
        </text:list-item>
      </text:list>
      <text:p text:style-name="P6"/>
      <text:p text:style-name="P6"><text:tab/>Das komplette Ergebnis sehen Sie im unten stehenden Bild.</text:p>
      <text:p text:style-name="P3"/>
      <text:p text:style-name="P6"><draw:frame draw:style-name="fr1" draw:name="Grafik1" text:anchor-type="paragraph" svg:width="17cm" svg:height="13.014cm" draw:z-index="0"><draw:image xlink:href="Pictures/20000007000044C8000034A8AC5B33DC.svm" xlink:type="simple" xlink:show="embed" xlink:actuate="onLoad"/></draw:frame></text:p>
      <text:p text:style-name="P8">2. Aufgabe</text:p>
      <text:p text:style-name="P8"/>
      <text:p text:style-name="P6">Eine Schule in Göttingen um 1785. Ein Lehrer verlangt von seinen Schülern als Übung die Summe der Zahlen von 1 bis 100 zu berechnen. Aus dem Vorsatz den wohlverdienten freien Nachmittag genießen zu können wird jedoch nichts, da sich bereits nach kurzer Zeit der Schüler Gauß mit der richtigen Lösung meldet. Erstellen Sie eine JavaScript-Funktion <text:span text:style-name="T15">gausssum</text:span>, welche die Summe der Zahlen von 1 bis 100 errechnet. Die Funktion soll dabei in der Form</text:p>
      <text:p text:style-name="P7"/>
      <text:p text:style-name="P9">summe = <text:span text:style-name="T14">gausssum</text:span>(1, 100);</text:p>
      <text:p text:style-name="P9"/>
      <text:p text:style-name="P7">aufgerufen werden können, das heißt nach Ablauf der Funktion befindet sich in der Variable <text:span text:style-name="T10">summe </text:span>das gesuchte Ergebn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R10" svg:font-family="CMR10"/>
    <style:font-face style:name="Mangal1" svg:font-family="Mangal"/>
    <style:font-face style:name="NimbusRomNo9L-Medi" svg:font-family="NimbusRomNo9L-Medi"/>
    <style:font-face style:name="NimbusRomNo9L-Regu" svg:font-family="NimbusRomNo9L-Regu"/>
    <style:font-face style:name="NimbusRomNo9L-ReguItal" svg:font-family="NimbusRomNo9L-ReguItal"/>
    <style:font-face style:name="t1xtt" svg:font-family="t1xtt"/>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vonne Fitzgerald</meta:initial-creator>
    <meta:creation-date>2015-11-07T22:22:24.54</meta:creation-date>
    <dc:date>2016-02-02T21:06:18.81</dc:date>
    <dc:creator>Yvonne Fitzgerald</dc:creator>
    <meta:editing-duration>PT2H44M45S</meta:editing-duration>
    <meta:editing-cycles>25</meta:editing-cycles>
    <meta:generator>OpenOffice/4.1.1$Win32 OpenOffice.org_project/411m6$Build-9775</meta:generator>
    <meta:document-statistic meta:table-count="1" meta:image-count="1" meta:object-count="0" meta:page-count="1" meta:paragraph-count="16" meta:word-count="196" meta:character-count="1295"/>
  </office:meta>
</office:document-meta>
</file>